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2.412cm" fo:min-width="5.662cm" draw:shadow="hidden"/>
    </style:style>
    <style:style style:name="gr2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7.116cm" fo:min-width="5.366cm" draw:shadow="hidden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441cm" fo:min-width="5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763cm" fo:min-width="5.75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.938cm" fo:min-width="8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1cm" svg:height="4.75cm" svg:x="0.5cm" svg:y="7.75cm" svg:viewBox="0 0 11001 4751" draw:points="7189,500 3813,500 2125,4751 0,4751 2751,0 8251,0 11001,4751 8876,4751">
          <text:p/>
        </draw:polygon>
        <draw:path draw:style-name="gr2" draw:text-style-name="P1" draw:layer="layout" svg:width="6.5cm" svg:height="8cm" svg:x="2.75cm" svg:y="0.5cm" svg:viewBox="0 0 6501 8001" svg:d="M520 1072c-82 47-151 116-198 198-48 82-73 176-73 271v2167c0 95 25 189 73 271 47 82 116 151 198 198 82 48 176 73 271 73h4917c95 0 189-25 271-73 82-47 151-116 198-198 48-82 73-176 73-271l-1-2168 1 1c0-95-25-189-73-271-47-82-116-151-198-198-82-48-176-73-271-73h-4917c-95 0-189 25-271 73zM2251 6501c0-132-35-262-101-376-65-114-160-209-274-274-114-66-244-101-375-101-132 0-262 35-376 101-114 65-209 160-274 274-66 114-101 244-101 376 0 131 35 261 101 375 65 114 160 209 274 274 114 66 244 101 376 101 131 0 261-35 375-101 114-65 209-160 274-274 66-114 101-244 101-375zM5751 6501c0-132-35-262-101-376-65-114-160-209-274-274-114-66-244-101-375-101-132 0-262 35-376 101-114 65-209 160-274 274-66 114-101 244-101 376 0 131 35 261 101 375 65 114 160 209 274 274 114 66 244 101 376 101 131 0 261-35 375-101 114-65 209-160 274-274 66-114 101-244 101-375zM542 145c164-95 351-145 542-145h4334c190 0 377 50 541 145 165 95 302 232 397 397 95 164 145 351 145 542l-1-1 1 5835c0 190-50 377-145 541-95 165-232 302-397 397-164 95-351 145-541 145h-1-4333c-191 0-378-50-542-145-165-95-302-232-397-397-95-164-145-351-145-541v-1-5833c0-191 50-378 145-542 95-165 232-302 397-397z">
          <text:p/>
        </draw:path>
        <draw:custom-shape draw:style-name="gr3" draw:text-style-name="P2" draw:layer="layout" svg:width="5.5cm" svg:height="0.691cm" svg:x="3.251cm" svg:y="8.7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5cm" svg:height="1.013cm" svg:x="2.751cm" svg:y="9.7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5cm" svg:height="1.188cm" svg:x="1.751cm" svg:y="11.0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20:38:52.595883051</meta:creation-date>
    <dc:date>2023-01-03T20:49:16.745852022</dc:date>
    <meta:editing-duration>PT10M23S</meta:editing-duration>
    <meta:editing-cycles>2</meta:editing-cycles>
    <meta:generator>LibreOffice/7.4.3.2$Linux_X86_64 LibreOffice_project/40$Build-2</meta:generator>
    <meta:document-statistic meta:object-count="5"/>
  </office:meta>
</office:document-meta>
</file>